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51cm" fo:margin-left="0.176cm" table:align="left" style:writing-mode="lr-tb"/>
    </style:style>
    <style:style style:name="Tabela1.A" style:family="table-column">
      <style:table-column-properties style:column-width="5.503cm"/>
    </style:style>
    <style:style style:name="Tabela1.A1" style:family="table-cell">
      <style:table-cell-properties style:vertical-align="top" fo:background-color="#4a86e8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1.C2" style:family="table-cell">
      <style:table-cell-properties style:vertical-align="top" fo:padding="0.176cm" fo:border="1pt solid #000000"/>
    </style:style>
    <style:style style:name="Tabela1.A3" style:family="table-cell">
      <style:table-cell-properties style:vertical-align="top" fo:padding="0.176cm" fo:border="1pt solid #000000"/>
    </style:style>
    <style:style style:name="Tabela1.B3" style:family="table-cell">
      <style:table-cell-properties style:vertical-align="top" fo:padding="0.176cm" fo:border="1pt solid #000000"/>
    </style:style>
    <style:style style:name="Tabela1.C3" style:family="table-cell">
      <style:table-cell-properties style:vertical-align="top" fo:padding="0.176cm" fo:border="1pt solid #000000"/>
    </style:style>
    <style:style style:name="Tabela1.A4" style:family="table-cell">
      <style:table-cell-properties style:vertical-align="top" fo:padding="0.176cm" fo:border="1pt solid #000000"/>
    </style:style>
    <style:style style:name="Tabela1.B4" style:family="table-cell">
      <style:table-cell-properties style:vertical-align="top" fo:padding="0.176cm" fo:border="1pt solid #000000"/>
    </style:style>
    <style:style style:name="Tabela1.C4" style:family="table-cell">
      <style:table-cell-properties style:vertical-align="top" fo:padding="0.176cm" fo:border="1pt solid #000000"/>
    </style:style>
    <style:style style:name="Tabela2" style:family="table">
      <style:table-properties style:width="16.51cm" fo:margin-left="0.176cm" table:align="left" style:writing-mode="lr-tb"/>
    </style:style>
    <style:style style:name="Tabela2.A" style:family="table-column">
      <style:table-column-properties style:column-width="8.255cm"/>
    </style:style>
    <style:style style:name="Tabela2.A1" style:family="table-cell">
      <style:table-cell-properties style:vertical-align="top" fo:background-color="#4a86e8" fo:padding="0.176cm" fo:border="1pt solid #000000">
        <style:background-image/>
      </style:table-cell-properties>
    </style:style>
    <style:style style:name="Tabela2.A2" style:family="table-cell">
      <style:table-cell-properties style:vertical-align="top" fo:padding="0.176cm" fo:border="1pt solid #000000"/>
    </style:style>
    <style:style style:name="Tabela2.B2" style:family="table-cell">
      <style:table-cell-properties style:vertical-align="top" fo:padding="0.176cm" fo:border="1pt solid #000000"/>
    </style:style>
    <style:style style:name="Tabela2.A3" style:family="table-cell">
      <style:table-cell-properties style:vertical-align="top" fo:padding="0.176cm" fo:border="1pt solid #000000"/>
    </style:style>
    <style:style style:name="Tabela2.B3" style:family="table-cell">
      <style:table-cell-properties style:vertical-align="top" fo:padding="0.176cm" fo:border="1pt solid #000000"/>
    </style:style>
    <style:style style:name="Tabela2.A4" style:family="table-cell">
      <style:table-cell-properties style:vertical-align="top" fo:padding="0.176cm" fo:border="1pt solid #000000"/>
    </style:style>
    <style:style style:name="Tabela2.B4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8" style:family="paragraph" style:parent-style-name="Standard">
      <style:paragraph-properties fo:line-height="150%" fo:text-align="center" style:justify-single-word="false" fo:break-before="auto" fo:break-after="auto" style:writing-mode="lr-tb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color="#00ff00"/>
    </style:style>
    <style:style style:name="P1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color="#0000ff" fo:font-weight="bold" style:font-weight-asian="bold" style:font-weight-complex="bold"/>
    </style:style>
    <style:style style:name="P15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ubtitle">
      <style:paragraph-properties fo:line-height="115%" fo:text-align="center" style:justify-single-word="false" fo:break-before="auto" fo:break-after="auto" style:writing-mode="lr-tb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1.27cm" fo:margin-right="0cm" fo:line-height="150%" fo:text-align="center" style:justify-single-word="false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1.27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27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28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29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15%" fo:break-before="auto" fo:break-after="auto" style:writing-mode="lr-tb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 style:list-style-name="LS1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37" style:family="paragraph" style:parent-style-name="Standard" style:list-style-name="LS9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38" style:family="paragraph" style:parent-style-name="Standard" style:list-style-name="LS20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39" style:family="paragraph" style:parent-style-name="Standard" style:list-style-name="LS32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40" style:family="paragraph" style:parent-style-name="Standard" style:list-style-name="LS33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41" style:family="paragraph" style:parent-style-name="Standard" style:list-style-name="LS35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42" style:family="paragraph" style:parent-style-name="Standard" style:list-style-name="LS36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43" style:family="paragraph" style:parent-style-name="Standard" style:list-style-name="LS38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4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45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46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47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48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</style:style>
    <style:style style:name="P49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</style:style>
    <style:style style:name="P50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</style:style>
    <style:style style:name="P51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52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53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54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55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56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57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58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59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60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61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62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63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64" style:family="paragraph" style:parent-style-name="Standard" style:list-style-name="LS24">
      <style:paragraph-properties fo:margin-top="0cm" fo:margin-bottom="0cm" style:contextual-spacing="false" fo:line-height="115%" fo:break-before="auto" fo:break-after="auto" style:writing-mode="lr-tb"/>
    </style:style>
    <style:style style:name="P65" style:family="paragraph" style:parent-style-name="Standard" style:list-style-name="LS25">
      <style:paragraph-properties fo:margin-top="0cm" fo:margin-bottom="0cm" style:contextual-spacing="false" fo:line-height="115%" fo:break-before="auto" fo:break-after="auto" style:writing-mode="lr-tb"/>
    </style:style>
    <style:style style:name="P66" style:family="paragraph" style:parent-style-name="Standard" style:list-style-name="LS26">
      <style:paragraph-properties fo:margin-top="0cm" fo:margin-bottom="0cm" style:contextual-spacing="false" fo:line-height="115%" fo:break-before="auto" fo:break-after="auto" style:writing-mode="lr-tb"/>
    </style:style>
    <style:style style:name="P67" style:family="paragraph" style:parent-style-name="Standard" style:list-style-name="LS27">
      <style:paragraph-properties fo:margin-top="0cm" fo:margin-bottom="0cm" style:contextual-spacing="false" fo:line-height="115%" fo:break-before="auto" fo:break-after="auto" style:writing-mode="lr-tb"/>
    </style:style>
    <style:style style:name="P68" style:family="paragraph" style:parent-style-name="Standard" style:list-style-name="LS28">
      <style:paragraph-properties fo:margin-top="0cm" fo:margin-bottom="0cm" style:contextual-spacing="false" fo:line-height="115%" fo:break-before="auto" fo:break-after="auto" style:writing-mode="lr-tb"/>
    </style:style>
    <style:style style:name="P69" style:family="paragraph" style:parent-style-name="Standard" style:list-style-name="LS29">
      <style:paragraph-properties fo:margin-top="0cm" fo:margin-bottom="0cm" style:contextual-spacing="false" fo:line-height="115%" fo:break-before="auto" fo:break-after="auto" style:writing-mode="lr-tb"/>
    </style:style>
    <style:style style:name="P70" style:family="paragraph" style:parent-style-name="Standard" style:list-style-name="LS30">
      <style:paragraph-properties fo:margin-top="0cm" fo:margin-bottom="0cm" style:contextual-spacing="false" fo:line-height="115%" fo:break-before="auto" fo:break-after="auto" style:writing-mode="lr-tb"/>
    </style:style>
    <style:style style:name="P71" style:family="paragraph" style:parent-style-name="Standard" style:list-style-name="LS31">
      <style:paragraph-properties fo:margin-top="0cm" fo:margin-bottom="0cm" style:contextual-spacing="false" fo:line-height="115%" fo:break-before="auto" fo:break-after="auto" style:writing-mode="lr-tb"/>
    </style:style>
    <style:style style:name="P72" style:family="paragraph" style:parent-style-name="Standard" style:list-style-name="LS34">
      <style:paragraph-properties fo:margin-top="0cm" fo:margin-bottom="0cm" style:contextual-spacing="false" fo:line-height="115%" fo:break-before="auto" fo:break-after="auto" style:writing-mode="lr-tb"/>
    </style:style>
    <style:style style:name="P73" style:family="paragraph" style:parent-style-name="Standard" style:list-style-name="LS37">
      <style:paragraph-properties fo:margin-top="0cm" fo:margin-bottom="0cm" style:contextual-spacing="false" fo:line-height="115%" fo:break-before="auto" fo:break-after="auto" style:writing-mode="lr-tb"/>
    </style:style>
    <style:style style:name="P74" style:family="paragraph" style:parent-style-name="Standard" style:list-style-name="LS39">
      <style:paragraph-properties fo:margin-top="0cm" fo:margin-bottom="0cm" style:contextual-spacing="false" fo:line-height="115%" fo:break-before="auto" fo:break-after="auto" style:writing-mode="lr-tb"/>
    </style:style>
    <style:style style:name="P75" style:family="paragraph" style:parent-style-name="Standard" style:list-style-name="LS40">
      <style:paragraph-properties fo:margin-top="0cm" fo:margin-bottom="0cm" style:contextual-spacing="false" fo:line-height="115%" fo:break-before="auto" fo:break-after="auto" style:writing-mode="lr-tb"/>
    </style:style>
    <style:style style:name="P76" style:family="paragraph" style:parent-style-name="Standard">
      <style:paragraph-properties fo:line-height="115%" fo:text-align="center" style:justify-single-word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line-height="115%" style:writing-mode="lr-tb"/>
      <style:text-properties fo:font-size="12pt" style:font-size-asian="12pt" style:font-size-complex="12pt"/>
    </style:style>
    <style:style style:name="P78" style:family="paragraph" style:parent-style-name="Standard">
      <style:paragraph-properties fo:line-height="115%" style:writing-mode="lr-tb"/>
    </style:style>
    <style:style style:name="P79" style:family="paragraph" style:parent-style-name="Standard">
      <style:paragraph-properties fo:line-height="115%" fo:text-align="center" style:justify-single-word="false" style:writing-mode="lr-tb"/>
    </style:style>
    <style:style style:name="P80" style:family="paragraph" style:parent-style-name="Standard">
      <style:paragraph-properties fo:line-height="115%"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1.27cm" fo:margin-right="0cm" fo:line-height="150%" fo:text-align="center" style:justify-single-word="false" fo:text-indent="0cm" style:auto-text-indent="false" style:writing-mode="lr-tb"/>
    </style:style>
    <style:style style:name="P82" style:family="paragraph" style:parent-style-name="Standard">
      <style:paragraph-properties fo:margin-left="1.27cm" fo:margin-right="0cm" fo:line-height="150%" fo:text-align="center" style:justify-single-word="false" fo:text-indent="0cm" style:auto-text-indent="false" fo:break-before="auto" fo:break-after="auto" style:writing-mode="lr-tb"/>
    </style:style>
    <style:style style:name="P83" style:family="paragraph" style:parent-style-name="Heading_20_1">
      <style:paragraph-properties fo:line-height="115%" fo:break-before="auto" fo:break-after="auto" style:writing-mode="lr-tb"/>
    </style:style>
    <style:style style:name="P84" style:family="paragraph" style:parent-style-name="Heading_20_2">
      <style:paragraph-properties fo:line-height="115%" fo:text-align="justify" style:justify-single-word="false" fo:break-before="auto" fo:break-after="auto" style:writing-mode="lr-tb"/>
    </style:style>
    <style:style style:name="P85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3d85c6" fo:font-size="12pt" style:font-size-asian="12pt" style:font-size-complex="12p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bookmark text:name="h.9cittnx1j8lj"/>Documento de Casos de Us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bookmark text:name="h.2l8jqdy3cjk3"/>&lt;RoomsManager&gt;</text:p>
      <text:p text:style-name="P2"/>
      <text:p text:style-name="P6"><text:span text:style-name="T1">&lt;</text:span><text:span text:style-name="T1">LogoMarca</text:span><text:span text:style-name="T1"> </text:span><text:span text:style-name="T1">do</text:span><text:span text:style-name="T1"> </text:span><text:span text:style-name="T1">Produto</text:span><text:span text:style-name="T1">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1">Data</text:span><text:span text:style-name="T1"> </text:span><text:span text:style-name="T1">de</text:span><text:span text:style-name="T1"> </text:span><text:span text:style-name="T1">Criação</text:span><text:span text:style-name="T1">: 07/07/2013</text:span></text:p>
      <text:p text:style-name="P18"><text:span text:style-name="T1">Versão</text:span><text:span text:style-name="T1">: 0.1</text:span></text:p>
      <text:p text:style-name="P19"/>
      <text:p text:style-name="P24"><text:span text:style-name="T2"/></text:p>
      <text:p text:style-name="P81"><text:span text:style-name="T2"/></text:p>
      <text:p text:style-name="P81"><text:span text:style-name="T2">Responsáveis</text:span><text:span text:style-name="T2"> </text:span></text:p>
      <text:p text:style-name="P24"><text:span text:style-name="T1">Euler</text:span><text:span text:style-name="T1"> </text:span><text:span text:style-name="T1">Santos</text:span><text:span text:style-name="T1"> </text:span><text:span text:style-name="T1">de</text:span><text:span text:style-name="T1"> </text:span><text:span text:style-name="T1">Santana</text:span><text:span text:style-name="T1"> - </text:span><text:a xlink:type="simple" xlink:href="mailto:eulersantana@dcc.ufba.br"><text:span text:style-name="T3">eulersantana</text:span></text:a><text:a xlink:type="simple" xlink:href="mailto:eulersantana@dcc.ufba.br"><text:span text:style-name="T3">@</text:span></text:a><text:a xlink:type="simple" xlink:href="mailto:eulersantana@dcc.ufba.br"><text:span text:style-name="T3">dcc</text:span></text:a><text:a xlink:type="simple" xlink:href="mailto:eulersantana@dcc.ufba.br"><text:span text:style-name="T3">.</text:span></text:a><text:a xlink:type="simple" xlink:href="mailto:eulersantana@dcc.ufba.br"><text:span text:style-name="T3">ufba</text:span></text:a><text:a xlink:type="simple" xlink:href="mailto:eulersantana@dcc.ufba.br"><text:span text:style-name="T3">.</text:span></text:a><text:a xlink:type="simple" xlink:href="mailto:eulersantana@dcc.ufba.br"><text:span text:style-name="T3">br</text:span></text:a></text:p>
      <text:p text:style-name="P24"><text:span text:style-name="T1">Heitor</text:span><text:span text:style-name="T1"> </text:span><text:span text:style-name="T1">Farias</text:span><text:span text:style-name="T1"> </text:span><text:span text:style-name="T1">Melo</text:span><text:span text:style-name="T1">-</text:span><text:span text:style-name="T4"> </text:span><text:span text:style-name="T3">hfmelo</text:span><text:span text:style-name="T3">@</text:span><text:span text:style-name="T3">dcc</text:span><text:span text:style-name="T3">.</text:span><text:span text:style-name="T3">ufba</text:span><text:span text:style-name="T3">.</text:span><text:span text:style-name="T3">br</text:span></text:p>
      <text:p text:style-name="P24"><text:span text:style-name="T1">Marcos</text:span><text:span text:style-name="T1"> </text:span><text:span text:style-name="T1">Antônio</text:span><text:span text:style-name="T1"> </text:span><text:span text:style-name="T1">de</text:span><text:span text:style-name="T1"> </text:span><text:span text:style-name="T1">Souza</text:span><text:span text:style-name="T1"> </text:span><text:span text:style-name="T1">Silva</text:span><text:span text:style-name="T1"> - </text:span><text:a xlink:type="simple" xlink:href="mailto:massilva@dcc.ufba.br"><text:span text:style-name="T3">massilva</text:span></text:a><text:a xlink:type="simple" xlink:href="mailto:massilva@dcc.ufba.br"><text:span text:style-name="T3">@</text:span></text:a><text:a xlink:type="simple" xlink:href="mailto:massilva@dcc.ufba.br"><text:span text:style-name="T3">dcc</text:span></text:a><text:a xlink:type="simple" xlink:href="mailto:massilva@dcc.ufba.br"><text:span text:style-name="T3">.</text:span></text:a><text:a xlink:type="simple" xlink:href="mailto:massilva@dcc.ufba.br"><text:span text:style-name="T3">ufba</text:span></text:a><text:a xlink:type="simple" xlink:href="mailto:massilva@dcc.ufba.br"><text:span text:style-name="T3">.</text:span></text:a><text:a xlink:type="simple" xlink:href="mailto:massilva@dcc.ufba.br"><text:span text:style-name="T3">br</text:span></text:a></text:p>
      <text:p text:style-name="P24"><text:span text:style-name="T1">Victor</text:span><text:span text:style-name="T1"> </text:span><text:span text:style-name="T1">Santos</text:span><text:span text:style-name="T1"> - </text:span><text:a xlink:type="simple" xlink:href="mailto:victormgs@dcc.ufba.br"><text:span text:style-name="T3">victormgs</text:span></text:a><text:a xlink:type="simple" xlink:href="mailto:victormgs@dcc.ufba.br"><text:span text:style-name="T3">@</text:span></text:a><text:a xlink:type="simple" xlink:href="mailto:victormgs@dcc.ufba.br"><text:span text:style-name="T3">dcc</text:span></text:a><text:a xlink:type="simple" xlink:href="mailto:victormgs@dcc.ufba.br"><text:span text:style-name="T3">.</text:span></text:a><text:a xlink:type="simple" xlink:href="mailto:victormgs@dcc.ufba.br"><text:span text:style-name="T3">ufba</text:span></text:a><text:a xlink:type="simple" xlink:href="mailto:victormgs@dcc.ufba.br"><text:span text:style-name="T3">.</text:span></text:a><text:a xlink:type="simple" xlink:href="mailto:victormgs@dcc.ufba.br"><text:span text:style-name="T3">br</text:span></text:a></text:p>
      <text:p text:style-name="P1"><text:tab/><text:tab/></text:p>
      <text:p text:style-name="P79"><text:soft-page-break/><text:span text:style-name="T2">HISTÓRICO DE REVISÕES</text:span></text:p>
      <text:p text:style-name="P2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4">DATA</text:p>
          </table:table-cell>
          <table:table-cell table:style-name="Tabela1.A1" office:value-type="string">
            <text:p text:style-name="P34">RESPONSÁVEL</text:p>
          </table:table-cell>
          <table:table-cell table:style-name="Tabela1.A1" office:value-type="string">
            <text:p text:style-name="P34">MUDANÇA</text:p>
          </table:table-cell>
        </table:table-row>
        <table:table-row>
          <table:table-cell table:style-name="Tabela1.A2" office:value-type="string">
            <text:p text:style-name="P23"/>
          </table:table-cell>
          <table:table-cell table:style-name="Tabela1.B2" office:value-type="string">
            <text:p text:style-name="P23"/>
          </table:table-cell>
          <table:table-cell table:style-name="Tabela1.C2" office:value-type="string">
            <text:p text:style-name="P23"/>
          </table:table-cell>
        </table:table-row>
        <table:table-row>
          <table:table-cell table:style-name="Tabela1.A3" office:value-type="string">
            <text:p text:style-name="P23"/>
          </table:table-cell>
          <table:table-cell table:style-name="Tabela1.B3" office:value-type="string">
            <text:p text:style-name="P23"/>
          </table:table-cell>
          <table:table-cell table:style-name="Tabela1.C3" office:value-type="string">
            <text:p text:style-name="P23"/>
          </table:table-cell>
        </table:table-row>
        <table:table-row>
          <table:table-cell table:style-name="Tabela1.A4" office:value-type="string">
            <text:p text:style-name="P23"/>
          </table:table-cell>
          <table:table-cell table:style-name="Tabela1.B4" office:value-type="string">
            <text:p text:style-name="P23"/>
          </table:table-cell>
          <table:table-cell table:style-name="Tabela1.C4" office:value-type="string">
            <text:p text:style-name="P23"/>
          </table:table-cell>
        </table:table-row>
      </table:table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6"/>
      <text:p text:style-name="P76"/>
      <text:p text:style-name="P76"/>
      <text:p text:style-name="P76"/>
      <text:p text:style-name="P76"/>
      <text:p text:style-name="P4"/>
      <text:h text:style-name="P83" text:outline-level="10"><text:bookmark text:name="h.alf9g2vtdxen"/></text:h>
      <text:p text:style-name="P5"><text:soft-page-break/></text:p>
      <text:h text:style-name="P83" text:outline-level="10"><text:bookmark text:name="h.9x3fk0jovfi6"/><text:span text:style-name="T6">1. </text:span><text:span text:style-name="T6">Introdução</text:span></text:h>
      <text:p text:style-name="P21">Este documento apresenta os casos de uso do projeto RoomsManager, com base no documento de requisitos RoomsManager v0.1.</text:p>
      <text:p text:style-name="P3"/>
      <text:h text:style-name="P84" text:outline-level="10"><text:bookmark text:name="h.l0y5sg4ftuuq"/>1.1) Convenções, Termos e Abreviações</text:h>
      <text:p text:style-name="P3"/>
      <text:p text:style-name="P28">Esta seção explica o conceito de alguns termos importantes que serão mencionados no decorrer deste documento. Estes termos são descritos na tabela abaixo estando apresentados por ordem alfabética. </text:p>
      <text:p text:style-name="P1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3">TERMO</text:p>
          </table:table-cell>
          <table:table-cell table:style-name="Tabela2.A1" office:value-type="string">
            <text:p text:style-name="P23">DESCRIÇÃO</text:p>
          </table:table-cell>
        </table:table-row>
        <table:table-row>
          <table:table-cell table:style-name="Tabela2.A2" office:value-type="string">
            <text:p text:style-name="P23">Logado</text:p>
          </table:table-cell>
          <table:table-cell table:style-name="Tabela2.B2" office:value-type="string">
            <text:p text:style-name="P22"><text:span text:style-name="T5">Está</text:span><text:span text:style-name="T5"> </text:span><text:span text:style-name="T5">devidamente</text:span><text:span text:style-name="T5"> </text:span><text:span text:style-name="T5">identificado</text:span><text:span text:style-name="T5"> </text:span><text:span text:style-name="T5">no</text:span><text:span text:style-name="T5"> </text:span><text:span text:style-name="T5">site</text:span></text:p>
          </table:table-cell>
        </table:table-row>
        <table:table-row>
          <table:table-cell table:style-name="Tabela2.A3" office:value-type="string">
            <text:p text:style-name="P23">Usuário</text:p>
          </table:table-cell>
          <table:table-cell table:style-name="Tabela2.B3" office:value-type="string">
            <text:p text:style-name="P22"><text:span text:style-name="T5">Pessoa</text:span><text:span text:style-name="T5"> </text:span><text:span text:style-name="T5">que</text:span><text:span text:style-name="T5"> </text:span><text:span text:style-name="T5">acessa</text:span><text:span text:style-name="T5"> </text:span><text:span text:style-name="T5">o</text:span><text:span text:style-name="T5"> </text:span><text:span text:style-name="T5">site</text:span></text:p>
          </table:table-cell>
        </table:table-row>
        <table:table-row>
          <table:table-cell table:style-name="Tabela2.A4" office:value-type="string">
            <text:p text:style-name="P23"/>
          </table:table-cell>
          <table:table-cell table:style-name="Tabela2.B4" office:value-type="string">
            <text:p text:style-name="P23"/>
          </table:table-cell>
        </table:table-row>
      </table:table>
      <text:p text:style-name="P1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8"/>
      <text:p text:style-name="P78"/>
      <text:p text:style-name="P78"/>
      <text:p text:style-name="P78"/>
      <text:p text:style-name="P78"/>
      <text:p text:style-name="P5"/>
      <text:h text:style-name="P83" text:outline-level="10"><text:bookmark text:name="h.x5padzrvad2j"/></text:h>
      <text:p text:style-name="P5"/>
      <text:h text:style-name="P83" text:outline-level="10"><text:bookmark text:name="h.ul88037kqxwf"/></text:h>
      <text:h text:style-name="P83" text:outline-level="10"><text:bookmark text:name="h.l6w2jb9gjlyl"/><text:soft-page-break/><text:span text:style-name="T6">2. </text:span><text:span text:style-name="T6">Casos</text:span><text:span text:style-name="T6"> </text:span><text:span text:style-name="T6">de</text:span><text:span text:style-name="T6"> </text:span><text:span text:style-name="T6">Uso</text:span></text:h>
      <text:p text:style-name="P21">Esta seção apresenta o conjunto de casos de uso especificados para o produto. </text:p>
      <text:p text:style-name="P5"/>
      <text:p text:style-name="P6"><text:span text:style-name="T6">UC</text:span><text:span text:style-name="T6"> 01 – </text:span><text:span text:style-name="T6">Gerenciar</text:span><text:span text:style-name="T6"> </text:span><text:span text:style-name="T6">Usuário</text:span></text:p>
      <text:p text:style-name="P5"/>
      <text:p text:style-name="P7"><text:span text:style-name="T6">Ator</text:span><text:span text:style-name="T6">:</text:span> Administrador</text:p>
      <text:p text:style-name="P7"><text:span text:style-name="T6">Pré</text:span><text:span text:style-name="T6"> </text:span><text:span text:style-name="T6">condição</text:span><text:span text:style-name="T6">:</text:span> Está devidamente logado ao site.</text:p>
      <text:p text:style-name="P7"><text:span text:style-name="T6">Pós</text:span><text:span text:style-name="T6"> </text:span><text:span text:style-name="T6">condição</text:span><text:span text:style-name="T6">:</text:span> Mensagem de confirmação da ação.</text:p>
      <text:p text:style-name="P5"/>
      <text:p text:style-name="P7"><text:span text:style-name="T6">Fluxo</text:span><text:span text:style-name="T6"> </text:span><text:span text:style-name="T6">Básico</text:span><text:span text:style-name="T6">: </text:span></text:p>
      <text:p text:style-name="P10"/>
      <text:list xml:id="list7019763224829282821" text:style-name="LS1">
        <text:list-item>
          <text:p text:style-name="P36">O ator acessa a área de manutenção de usuário.</text:p>
        </text:list-item>
        <text:list-item>
          <text:p text:style-name="P36">Caso o ator selecione a opção de:</text:p>
          <text:list>
            <text:list-item>
              <text:p text:style-name="P36">Cadastro de usuário [Subfluxo I - Cadastro de Usuário] </text:p>
            </text:list-item>
            <text:list-item>
              <text:p text:style-name="P36">Editar cadastro de usuário [Subfluxo II - Editar cadastro de Usuário] </text:p>
            </text:list-item>
            <text:list-item>
              <text:p text:style-name="P36">Deletar usuário [Subfluxo III - Deletar Usuário] </text:p>
            </text:list-item>
          </text:list>
        </text:list-item>
      </text:list>
      <text:p text:style-name="P5"/>
      <text:p text:style-name="P20"><text:span text:style-name="T6">[</text:span><text:span text:style-name="T6">Subfluxo</text:span><text:span text:style-name="T6"> </text:span><text:span text:style-name="T6">I</text:span><text:span text:style-name="T6"> - </text:span><text:span text:style-name="T6">Cadastro</text:span><text:span text:style-name="T6"> </text:span><text:span text:style-name="T6">de</text:span><text:span text:style-name="T6"> </text:span><text:span text:style-name="T6">Usuário</text:span><text:span text:style-name="T6">]:</text:span></text:p>
      <text:p text:style-name="P27"/>
      <text:list xml:id="list5537083270269882085" text:style-name="LS2">
        <text:list-item>
          <text:p text:style-name="P44">O ator preenche os campos (<text:span text:style-name="T6">APÉNDICE</text:span><text:span text:style-name="T6"> </text:span><text:span text:style-name="T6">A</text:span>)</text:p>
        </text:list-item>
        <text:list-item>
          <text:p text:style-name="P44">Seleciona a opção de salvar.</text:p>
        </text:list-item>
      </text:list>
      <text:p text:style-name="P5"/>
      <text:p text:style-name="P5"><text:span text:style-name="T6">[</text:span><text:span text:style-name="T6">Subfluxo</text:span><text:span text:style-name="T6"> </text:span><text:span text:style-name="T6">II</text:span><text:span text:style-name="T6"> - </text:span><text:span text:style-name="T6">Editar</text:span><text:span text:style-name="T6"> </text:span><text:span text:style-name="T6">cadastro</text:span><text:span text:style-name="T6"> </text:span><text:span text:style-name="T6">de</text:span><text:span text:style-name="T6"> </text:span><text:span text:style-name="T6">Usuário</text:span><text:span text:style-name="T6">]:</text:span></text:p>
      <text:p text:style-name="P5"/>
      <text:list xml:id="list3054393912381102554" text:style-name="LS3">
        <text:list-item>
          <text:p text:style-name="P45">O ator seleciona o usuário que se deseja modificar os dados cadastrado</text:p>
        </text:list-item>
        <text:list-item>
          <text:p text:style-name="P45">Modifica os campos(<text:span text:style-name="T6">APÉNDICE</text:span><text:span text:style-name="T6"> </text:span><text:span text:style-name="T6">A</text:span>) que desejar</text:p>
        </text:list-item>
        <text:list-item>
          <text:p text:style-name="P45">Seleciona a opção de salvar.</text:p>
        </text:list-item>
      </text:list>
      <text:p text:style-name="P5"/>
      <text:p text:style-name="P5"><text:span text:style-name="T6">[</text:span><text:span text:style-name="T6">Subfluxo</text:span><text:span text:style-name="T6"> </text:span><text:span text:style-name="T6">III</text:span><text:span text:style-name="T6"> - </text:span><text:span text:style-name="T6">Deletar</text:span><text:span text:style-name="T6"> </text:span><text:span text:style-name="T6">Usuário</text:span><text:span text:style-name="T6">]:</text:span></text:p>
      <text:p text:style-name="P5"/>
      <text:list xml:id="list5498257730594097478" text:style-name="LS4">
        <text:list-item>
          <text:p text:style-name="P46">O ator seleciona o usuário que se deseja deletar.</text:p>
        </text:list-item>
        <text:list-item>
          <text:p text:style-name="P46">Seleciona a opção de deletar</text:p>
        </text:list-item>
        <text:list-item>
          <text:p text:style-name="P46">Confirma à ação de deletar</text:p>
        </text:list-item>
      </text:list>
      <text:p text:style-name="P5"/>
      <text:p text:style-name="P5"><text:span text:style-name="T6">Fluxo</text:span><text:span text:style-name="T6"> </text:span><text:span text:style-name="T6">Alternativo</text:span><text:span text:style-name="T6"> </text:span><text:span text:style-name="T6">I</text:span><text:span text:style-name="T6">: </text:span></text:p>
      <text:p text:style-name="P9"/>
      <text:list xml:id="list7053873861940757076" text:style-name="LS5">
        <text:list-item>
          <text:p text:style-name="P47">O ator acessa a área de manutenção de usuário.</text:p>
        </text:list-item>
        <text:list-item>
          <text:p text:style-name="P47">Caso o ator selecione a opção de:</text:p>
          <text:list>
            <text:list-item>
              <text:p text:style-name="P47">Cadastro de Usuário [Subfluxo I - Cadastro de Usuário] </text:p>
            </text:list-item>
            <text:list-item>
              <text:p text:style-name="P47">Editar cadastro de Usuário [Subfluxo II - Editar cadastro de Usuário] </text:p>
            </text:list-item>
            <text:list-item>
              <text:p text:style-name="P47">Deletar Usuário [Subfluxo III - Deletar Usuário] </text:p>
            </text:list-item>
          </text:list>
        </text:list-item>
      </text:list>
      <text:p text:style-name="P25"/>
      <text:p text:style-name="P5"><text:span text:style-name="T6">[</text:span><text:span text:style-name="T6">Subfluxo</text:span><text:span text:style-name="T6"> </text:span><text:span text:style-name="T6">I</text:span><text:span text:style-name="T6"> - </text:span><text:span text:style-name="T6">Cadastro</text:span><text:span text:style-name="T6"> </text:span><text:span text:style-name="T6">de</text:span><text:span text:style-name="T6"> </text:span><text:span text:style-name="T6">Usuário</text:span><text:span text:style-name="T6">]:</text:span></text:p>
      <text:p text:style-name="P27"/>
      <text:list xml:id="list748451730896319481" text:style-name="LS6">
        <text:list-item>
          <text:p text:style-name="P48">O ator preenche os campos (<text:span text:style-name="T6">APÉNDICE</text:span><text:span text:style-name="T6"> </text:span><text:span text:style-name="T6">A</text:span>).</text:p>
        </text:list-item>
        <text:list-item>
          <text:p text:style-name="P48"><text:soft-page-break/>Caso o ator preencha algum campo incorretamente (conforme o <text:span text:style-name="T6">APÉNDICE</text:span><text:span text:style-name="T6"> </text:span><text:span text:style-name="T6">A</text:span>).</text:p>
        </text:list-item>
        <text:list-item>
          <text:p text:style-name="P48">O sistema informará ao usuário que há campos preenchidos incorretamente.</text:p>
        </text:list-item>
        <text:list-item>
          <text:p text:style-name="P48">O ator preenche-os corretamente.</text:p>
        </text:list-item>
        <text:list-item>
          <text:p text:style-name="P48">Seleciona a opção de salvar.</text:p>
        </text:list-item>
      </text:list>
      <text:p text:style-name="P5"/>
      <text:p text:style-name="P5"><text:span text:style-name="T6">[</text:span><text:span text:style-name="T6">Subfluxo</text:span><text:span text:style-name="T6"> </text:span><text:span text:style-name="T6">II</text:span><text:span text:style-name="T6"> - </text:span><text:span text:style-name="T6">Editar</text:span><text:span text:style-name="T6"> </text:span><text:span text:style-name="T6">cadastro</text:span><text:span text:style-name="T6"> </text:span><text:span text:style-name="T6">de</text:span><text:span text:style-name="T6"> </text:span><text:span text:style-name="T6">Usuário</text:span><text:span text:style-name="T6">]:</text:span></text:p>
      <text:p text:style-name="P5"/>
      <text:list xml:id="list5000356200548393723" text:style-name="LS7">
        <text:list-item>
          <text:p text:style-name="P49">O ator seleciona o usuário que se deseja modificar os dados cadastrado.</text:p>
        </text:list-item>
        <text:list-item>
          <text:p text:style-name="P49">Modifica os campos(<text:span text:style-name="T6">APÉNDICE</text:span><text:span text:style-name="T6"> </text:span><text:span text:style-name="T6">A</text:span>) que desejar.</text:p>
        </text:list-item>
        <text:list-item>
          <text:p text:style-name="P49">Caso o ator preencha algum campo incorretamente (conforme o <text:span text:style-name="T6">APÉNDICE</text:span><text:span text:style-name="T6"> </text:span><text:span text:style-name="T6">A</text:span>).</text:p>
        </text:list-item>
        <text:list-item>
          <text:p text:style-name="P49">O sistema informará ao ator que há campos preenchidos incorretamente.</text:p>
        </text:list-item>
        <text:list-item>
          <text:p text:style-name="P49">O ator preenche-os corretamente.</text:p>
        </text:list-item>
        <text:list-item>
          <text:p text:style-name="P49">Seleciona a opção de salvar.</text:p>
        </text:list-item>
      </text:list>
      <text:p text:style-name="P5"/>
      <text:p text:style-name="P5"><text:span text:style-name="T6">[</text:span><text:span text:style-name="T6">Subfluxo</text:span><text:span text:style-name="T6"> </text:span><text:span text:style-name="T6">III</text:span><text:span text:style-name="T6"> - </text:span><text:span text:style-name="T6">Deletar</text:span><text:span text:style-name="T6"> </text:span><text:span text:style-name="T6">Usuário</text:span><text:span text:style-name="T6">]:</text:span></text:p>
      <text:p text:style-name="P5"/>
      <text:list xml:id="list5219718913903722822" text:style-name="LS8">
        <text:list-item>
          <text:p text:style-name="P50">O ator seleciona o usuário que se deseja deletar.</text:p>
        </text:list-item>
        <text:list-item>
          <text:p text:style-name="P50">Caso o ator não selecione a opção de deletar.</text:p>
        </text:list-item>
        <text:list-item>
          <text:p text:style-name="P50">O sistema informa que é necessário que se selecione um usuário para ser deletar.</text:p>
        </text:list-item>
        <text:list-item>
          <text:p text:style-name="P50">O ator seleciona o usuário que se deseja deletar.</text:p>
        </text:list-item>
        <text:list-item>
          <text:p text:style-name="P50">Seleciona a opção de deletar.</text:p>
        </text:list-item>
        <text:list-item>
          <text:p text:style-name="P50">Confirma à ação de deletar</text:p>
          <text:list>
            <text:list-item>
              <text:p text:style-name="P50">CASO Sim: O sistema deletará os dados do usuário do sistema.</text:p>
            </text:list-item>
            <text:list-item>
              <text:p text:style-name="P50">CASO Não: O sistema permanecerá com o dados do usuário cadastrado no sistema.</text:p>
            </text:list-item>
          </text:list>
        </text:list-item>
      </text:list>
      <text:p text:style-name="P11"/>
      <text:p text:style-name="P6"><text:span text:style-name="T6">UC</text:span><text:span text:style-name="T6"> 02 – </text:span><text:span text:style-name="T6">Gerenciar</text:span><text:span text:style-name="T6"> </text:span><text:span text:style-name="T6">Sala</text:span></text:p>
      <text:p text:style-name="P9"/>
      <text:p text:style-name="P7"><text:span text:style-name="T6">Ator</text:span><text:span text:style-name="T6">:</text:span> Funcionário</text:p>
      <text:p text:style-name="P7"><text:span text:style-name="T6">Pré</text:span><text:span text:style-name="T6"> </text:span><text:span text:style-name="T6">condição</text:span><text:span text:style-name="T6">:</text:span> Está devidamente logado ao site.</text:p>
      <text:p text:style-name="P7"><text:span text:style-name="T6">Pós</text:span><text:span text:style-name="T6"> </text:span><text:span text:style-name="T6">condição</text:span><text:span text:style-name="T6">:</text:span> Mensagem de confirmação da ação.</text:p>
      <text:p text:style-name="P10"/>
      <text:p text:style-name="P7"><text:span text:style-name="T6">Fluxo</text:span><text:span text:style-name="T6"> </text:span><text:span text:style-name="T6">Básico</text:span><text:span text:style-name="T6">: </text:span></text:p>
      <text:p text:style-name="P10"/>
      <text:list xml:id="list3102480540646868111" text:style-name="LS9">
        <text:list-item>
          <text:p text:style-name="P37">O ator acessa a área de manutenção de sala.</text:p>
        </text:list-item>
        <text:list-item>
          <text:p text:style-name="P37">Caso o ator selecione a opção de:</text:p>
          <text:list>
            <text:list-item>
              <text:p text:style-name="P37">Cadastro de sala [Subfluxo I - Cadastro de sala] </text:p>
            </text:list-item>
            <text:list-item>
              <text:p text:style-name="P37">Editar cadastro de sala [Subfluxo II - Editar cadastro de sala] </text:p>
            </text:list-item>
            <text:list-item>
              <text:p text:style-name="P37">Deletar sala [Subfluxo III - Deletar sala] </text:p>
            </text:list-item>
            <text:list-item>
              <text:p text:style-name="P37">Listar sala [Subfluxo IV - Listar Sala]</text:p>
            </text:list-item>
          </text:list>
        </text:list-item>
      </text:list>
      <text:p text:style-name="P26"/>
      <text:p text:style-name="P5"><text:span text:style-name="T6">[</text:span><text:span text:style-name="T6">Subfluxo</text:span><text:span text:style-name="T6"> </text:span><text:span text:style-name="T6">I</text:span><text:span text:style-name="T6"> - </text:span><text:span text:style-name="T6">Cadastro</text:span><text:span text:style-name="T6"> </text:span><text:span text:style-name="T6">de</text:span><text:span text:style-name="T6"> </text:span><text:span text:style-name="T6">sala</text:span><text:span text:style-name="T6">]</text:span></text:p>
      <text:p text:style-name="P9"/>
      <text:list xml:id="list4191763265677971468" text:style-name="LS10">
        <text:list-item>
          <text:p text:style-name="P51">O ator preenche os campos <text:span text:style-name="T6">(</text:span><text:span text:style-name="T6">APÉNDICE</text:span><text:span text:style-name="T6"> </text:span><text:span text:style-name="T6">B</text:span><text:span text:style-name="T6">)</text:span></text:p>
        </text:list-item>
        <text:list-item>
          <text:p text:style-name="P51">Seleciona a opção salvar</text:p>
        </text:list-item>
      </text:list>
      <text:p text:style-name="P5"/>
      <text:p text:style-name="P5"><text:soft-page-break/><text:span text:style-name="T6">[</text:span><text:span text:style-name="T6">Subfluxo</text:span><text:span text:style-name="T6"> </text:span><text:span text:style-name="T6">II</text:span><text:span text:style-name="T6"> - </text:span><text:span text:style-name="T6">Editar</text:span><text:span text:style-name="T6"> </text:span><text:span text:style-name="T6">cadastro</text:span><text:span text:style-name="T6"> </text:span><text:span text:style-name="T6">de</text:span><text:span text:style-name="T6"> </text:span><text:span text:style-name="T6">sala</text:span><text:span text:style-name="T6">]</text:span></text:p>
      <text:p text:style-name="P9"/>
      <text:list xml:id="list9204381478235992512" text:style-name="LS11">
        <text:list-item>
          <text:p text:style-name="P52">O ator seleciona a sala que deseja editar</text:p>
        </text:list-item>
        <text:list-item>
          <text:p text:style-name="P52">Modifica os campos(<text:span text:style-name="T6">APÉNDICE</text:span><text:span text:style-name="T6"> </text:span><text:span text:style-name="T6">B</text:span>) que desejar</text:p>
        </text:list-item>
        <text:list-item>
          <text:p text:style-name="P52">O ator seleciona a opção atualizar</text:p>
        </text:list-item>
      </text:list>
      <text:p text:style-name="P5"/>
      <text:p text:style-name="P20"><text:span text:style-name="T6">[</text:span><text:span text:style-name="T6">Subfluxo</text:span><text:span text:style-name="T6"> </text:span><text:span text:style-name="T6">III</text:span><text:span text:style-name="T6"> - </text:span><text:span text:style-name="T6">Deletar</text:span><text:span text:style-name="T6"> </text:span><text:span text:style-name="T6">sala</text:span><text:span text:style-name="T6">]</text:span></text:p>
      <text:p text:style-name="P29"/>
      <text:list xml:id="list4739797864835660428" text:style-name="LS12">
        <text:list-item>
          <text:p text:style-name="P53">O ator seleciona a sala.</text:p>
        </text:list-item>
        <text:list-item>
          <text:p text:style-name="P53">Seleciona a opção deletar</text:p>
        </text:list-item>
        <text:list-item>
          <text:p text:style-name="P53">Confirma à ação de deletar</text:p>
        </text:list-item>
      </text:list>
      <text:p text:style-name="P9"/>
      <text:p text:style-name="P5"><text:span text:style-name="T6">[</text:span><text:span text:style-name="T6">Subfluxo</text:span><text:span text:style-name="T6"> </text:span><text:span text:style-name="T6">IV</text:span><text:span text:style-name="T6"> - </text:span><text:span text:style-name="T6">Listar</text:span><text:span text:style-name="T6"> </text:span><text:span text:style-name="T6">Sala</text:span><text:span text:style-name="T6">]</text:span></text:p>
      <text:p text:style-name="P29"/>
      <text:list xml:id="list9011850290635181909" text:style-name="LS13">
        <text:list-item>
          <text:p text:style-name="P54">O ator seleciona a opção de listar salas.</text:p>
        </text:list-item>
        <text:list-item>
          <text:p text:style-name="P54">É exibida a sala listada.</text:p>
        </text:list-item>
      </text:list>
      <text:p text:style-name="P5"/>
      <text:p text:style-name="P5"><text:span text:style-name="T6">Fluxo</text:span><text:span text:style-name="T6"> </text:span><text:span text:style-name="T6">Alternativo</text:span><text:span text:style-name="T6"> </text:span><text:span text:style-name="T6">I</text:span><text:span text:style-name="T6">: </text:span></text:p>
      <text:p text:style-name="P9"/>
      <text:list xml:id="list902624467149628861" text:style-name="LS14">
        <text:list-item>
          <text:p text:style-name="P55">O ator acessa a área de manutenção de sala.</text:p>
        </text:list-item>
        <text:list-item>
          <text:p text:style-name="P55">Caso o ator selecione a opção de:</text:p>
          <text:list>
            <text:list-item>
              <text:p text:style-name="P55">Cadastro de sala [Subfluxo I - Cadastro de sala] </text:p>
            </text:list-item>
            <text:list-item>
              <text:p text:style-name="P55">Editar cadastro de sala [Subfluxo II - Editar cadastro de sala] </text:p>
            </text:list-item>
            <text:list-item>
              <text:p text:style-name="P55">Deletar sala [Subfluxo III - Deletar sala] </text:p>
            </text:list-item>
          </text:list>
        </text:list-item>
      </text:list>
      <text:p text:style-name="P9"/>
      <text:p text:style-name="P5"><text:span text:style-name="T6">[</text:span><text:span text:style-name="T6">Subfluxo</text:span><text:span text:style-name="T6"> </text:span><text:span text:style-name="T6">I</text:span><text:span text:style-name="T6"> - </text:span><text:span text:style-name="T6">Cadastro</text:span><text:span text:style-name="T6"> </text:span><text:span text:style-name="T6">de</text:span><text:span text:style-name="T6"> </text:span><text:span text:style-name="T6">Sala</text:span><text:span text:style-name="T6">]:</text:span></text:p>
      <text:p text:style-name="P27"/>
      <text:list xml:id="list7387002447085808941" text:style-name="LS15">
        <text:list-item>
          <text:p text:style-name="P56">O ator preenche os campos (<text:span text:style-name="T6">APÉNDICE</text:span><text:span text:style-name="T6"> </text:span><text:span text:style-name="T6">B</text:span>).</text:p>
        </text:list-item>
        <text:list-item>
          <text:p text:style-name="P56">Caso o ator preencha algum campo incorretamente (conforme o <text:span text:style-name="T6">APÉNDICE</text:span><text:span text:style-name="T6"> </text:span><text:span text:style-name="T6">B</text:span>).</text:p>
        </text:list-item>
        <text:list-item>
          <text:p text:style-name="P56">O sistema informará ao ator que há campos preenchidos incorretamente.</text:p>
        </text:list-item>
        <text:list-item>
          <text:p text:style-name="P56">O ator preenche-os corretamente.</text:p>
        </text:list-item>
        <text:list-item>
          <text:p text:style-name="P56">Seleciona a opção de salvar.</text:p>
        </text:list-item>
      </text:list>
      <text:p text:style-name="P5"/>
      <text:p text:style-name="P5"><text:span text:style-name="T6">[</text:span><text:span text:style-name="T6">Subfluxo</text:span><text:span text:style-name="T6"> </text:span><text:span text:style-name="T6">II</text:span><text:span text:style-name="T6"> - </text:span><text:span text:style-name="T6">Editar</text:span><text:span text:style-name="T6"> </text:span><text:span text:style-name="T6">cadastro</text:span><text:span text:style-name="T6"> </text:span><text:span text:style-name="T6">de</text:span><text:span text:style-name="T6"> </text:span><text:span text:style-name="T6">Sala</text:span><text:span text:style-name="T6">]:</text:span></text:p>
      <text:p text:style-name="P5"/>
      <text:list xml:id="list6197901464291320772" text:style-name="LS16">
        <text:list-item>
          <text:p text:style-name="P57">O ator seleciona a sala que se deseja modificar os dados cadastrado.</text:p>
        </text:list-item>
        <text:list-item>
          <text:p text:style-name="P57">Modifica os campos(<text:span text:style-name="T6">APÉNDICE</text:span><text:span text:style-name="T6"> </text:span><text:span text:style-name="T6">B</text:span>) que desejar.</text:p>
        </text:list-item>
        <text:list-item>
          <text:p text:style-name="P57">Caso o ator preencha algum campo incorretamente (conforme o <text:span text:style-name="T6">APÉNDICE</text:span><text:span text:style-name="T6"> </text:span><text:span text:style-name="T6">B</text:span>).</text:p>
        </text:list-item>
        <text:list-item>
          <text:p text:style-name="P57">O sistema informará ao usuário ator que há campos preenchidos incorretamente.</text:p>
        </text:list-item>
        <text:list-item>
          <text:p text:style-name="P57">O ator preenche-os corretamente.</text:p>
        </text:list-item>
        <text:list-item>
          <text:p text:style-name="P57">Seleciona a opção de salvar.</text:p>
        </text:list-item>
      </text:list>
      <text:p text:style-name="P5"/>
      <text:p text:style-name="P5"><text:span text:style-name="T6">[</text:span><text:span text:style-name="T6">Subfluxo</text:span><text:span text:style-name="T6"> </text:span><text:span text:style-name="T6">III</text:span><text:span text:style-name="T6"> - </text:span><text:span text:style-name="T6">Deletar</text:span><text:span text:style-name="T6"> </text:span><text:span text:style-name="T6">Sala</text:span><text:span text:style-name="T6">]:</text:span></text:p>
      <text:p text:style-name="P5"/>
      <text:list xml:id="list6065917060075902019" text:style-name="LS17">
        <text:list-item>
          <text:p text:style-name="P58">O ator seleciona a sala que se deseja deletar.</text:p>
        </text:list-item>
        <text:list-item>
          <text:p text:style-name="P58">Caso o ator não selecione a opção de deletar</text:p>
        </text:list-item>
        <text:list-item>
          <text:p text:style-name="P58"><text:soft-page-break/>O sistema informa que é necessário que se selecione uma sala a ser deletar.</text:p>
        </text:list-item>
        <text:list-item>
          <text:p text:style-name="P58">O ator seleciona a sala que se deseja deletar.</text:p>
        </text:list-item>
        <text:list-item>
          <text:p text:style-name="P58">Seleciona a opção de deletar.</text:p>
        </text:list-item>
        <text:list-item>
          <text:p text:style-name="P58">Confirma à ação de deletar</text:p>
        </text:list-item>
      </text:list>
      <text:list xml:id="list294178850" text:continue-list="list5219718913903722822" text:style-name="LS8">
        <text:list-item>
          <text:list>
            <text:list-item>
              <text:p text:style-name="P50">CASO Sim: O sistema deletará os dados da sala do sistema.</text:p>
            </text:list-item>
            <text:list-item>
              <text:p text:style-name="P50">CASO Não: O sistema permanecerá com o dados da sala cadastrado no sistema.</text:p>
            </text:list-item>
          </text:list>
        </text:list-item>
      </text:list>
      <text:p text:style-name="P5"/>
      <text:p text:style-name="P5"><text:span text:style-name="T6">[</text:span><text:span text:style-name="T6">Subfluxo</text:span><text:span text:style-name="T6"> </text:span><text:span text:style-name="T6">IV</text:span><text:span text:style-name="T6"> - </text:span><text:span text:style-name="T6">Listar</text:span><text:span text:style-name="T6"> </text:span><text:span text:style-name="T6">Sala</text:span><text:span text:style-name="T6">]</text:span></text:p>
      <text:p text:style-name="P29"/>
      <text:list xml:id="list1346643509" text:continue-list="list9011850290635181909" text:style-name="LS13">
        <text:list-item>
          <text:p text:style-name="P54">O ator seleciona a opção de listar salas.</text:p>
        </text:list-item>
        <text:list-item>
          <text:p text:style-name="P54">Caso não haja sala cadastrada</text:p>
          <text:list>
            <text:list-item>
              <text:p text:style-name="P54">O sistema mostra uma mensagem que não há sala cadastrada</text:p>
            </text:list-item>
          </text:list>
        </text:list-item>
        <text:list-item>
          <text:p text:style-name="P54">Caso contrário é exibida a lista das salas cadastradas.</text:p>
        </text:list-item>
      </text:list>
      <text:p text:style-name="P12"/>
      <text:p text:style-name="P6"><text:span text:style-name="T6">UC</text:span><text:span text:style-name="T6"> 03 - </text:span><text:span text:style-name="T6">Reserva</text:span><text:span text:style-name="T6"> </text:span><text:span text:style-name="T6">Sala</text:span></text:p>
      <text:p text:style-name="P10"/>
      <text:p text:style-name="P7"><text:span text:style-name="T6">Ator</text:span><text:span text:style-name="T6">:</text:span> Usuário</text:p>
      <text:p text:style-name="P7"><text:span text:style-name="T6">Pré</text:span><text:span text:style-name="T6"> </text:span><text:span text:style-name="T6">condição</text:span><text:span text:style-name="T6">:</text:span> Acessar o sistema.</text:p>
      <text:p text:style-name="P7"><text:span text:style-name="T6">Pós</text:span><text:span text:style-name="T6"> </text:span><text:span text:style-name="T6">condição</text:span><text:span text:style-name="T6">:</text:span> Mensagem de confirmação da ação.</text:p>
      <text:p text:style-name="P10"/>
      <text:p text:style-name="P7"><text:span text:style-name="T6">Fluxo</text:span><text:span text:style-name="T6"> </text:span><text:span text:style-name="T6">Básico</text:span><text:span text:style-name="T6">: </text:span></text:p>
      <text:p text:style-name="P10"/>
      <text:list xml:id="list6554709774157525367" text:style-name="LS18">
        <text:list-item>
          <text:p text:style-name="P59">O ator acessa a área de reserva de sala</text:p>
        </text:list-item>
        <text:list-item>
          <text:p text:style-name="P59">Preenche os campos (<text:span text:style-name="T6">APÉNDICE</text:span><text:span text:style-name="T6"> </text:span><text:span text:style-name="T6">C</text:span>)</text:p>
        </text:list-item>
        <text:list-item>
          <text:p text:style-name="P59">Seleciona a opção de salvar</text:p>
        </text:list-item>
      </text:list>
      <text:p text:style-name="P5"/>
      <text:p text:style-name="P7"><text:span text:style-name="T6">Fluxo</text:span><text:span text:style-name="T6"> </text:span><text:span text:style-name="T6">Alternativo</text:span><text:span text:style-name="T6">:</text:span></text:p>
      <text:p text:style-name="P10"/>
      <text:list xml:id="list3820059343417514017" text:style-name="LS19">
        <text:list-item>
          <text:p text:style-name="P60">O ator acessa a área de reserva de sala</text:p>
        </text:list-item>
        <text:list-item>
          <text:p text:style-name="P60">Preenche os campos (<text:span text:style-name="T6">APÉNDICE</text:span><text:span text:style-name="T6"> </text:span><text:span text:style-name="T6">C</text:span>)</text:p>
        </text:list-item>
        <text:list-item>
          <text:p text:style-name="P60">Caso o ator preencha algum campo incorretamente (<text:span text:style-name="T6">APÉNDICE</text:span><text:span text:style-name="T6"> </text:span><text:span text:style-name="T6">C</text:span>).</text:p>
        </text:list-item>
        <text:list-item>
          <text:p text:style-name="P60">O ator preenche-os corretamente.</text:p>
        </text:list-item>
        <text:list-item>
          <text:p text:style-name="P60">Seleciona a opção de salvar</text:p>
        </text:list-item>
      </text:list>
      <text:p text:style-name="P11"/>
      <text:p text:style-name="P6"><text:span text:style-name="T6">UC</text:span><text:span text:style-name="T6"> 04 - </text:span><text:span text:style-name="T6">Reserva</text:span><text:span text:style-name="T6"> </text:span><text:span text:style-name="T6">Sala</text:span><text:span text:style-name="T6"> </text:span><text:span text:style-name="T6">por</text:span><text:span text:style-name="T6"> </text:span><text:span text:style-name="T6">Funcionário</text:span></text:p>
      <text:p text:style-name="P10"/>
      <text:p text:style-name="P7"><text:span text:style-name="T6">Ator</text:span><text:span text:style-name="T6">:</text:span> Funcionário</text:p>
      <text:p text:style-name="P7"><text:span text:style-name="T6">Pré</text:span><text:span text:style-name="T6"> </text:span><text:span text:style-name="T6">condição</text:span><text:span text:style-name="T6">:</text:span> Está devidamente logado.</text:p>
      <text:p text:style-name="P7"><text:span text:style-name="T6">Pós</text:span><text:span text:style-name="T6"> </text:span><text:span text:style-name="T6">condição</text:span><text:span text:style-name="T6">:</text:span> Mensagem de confirmação da ação.</text:p>
      <text:p text:style-name="P10"/>
      <text:p text:style-name="P7"><text:span text:style-name="T6">Fluxo</text:span><text:span text:style-name="T6"> </text:span><text:span text:style-name="T6">Básico</text:span><text:span text:style-name="T6">: </text:span></text:p>
      <text:p text:style-name="P10"/>
      <text:list xml:id="list3673729856803336693" text:style-name="LS20">
        <text:list-item>
          <text:p text:style-name="P38">O ator busca o aluno pelo número de matrícula</text:p>
        </text:list-item>
        <text:list-item>
          <text:p text:style-name="P38">O ator preenche os campos de acordo com o (<text:span text:style-name="T6">APÉNDICE</text:span><text:span text:style-name="T6"> </text:span><text:span text:style-name="T6">D</text:span>)</text:p>
        </text:list-item>
        <text:list-item>
          <text:p text:style-name="P38">Seleciona a opção de salvar</text:p>
        </text:list-item>
      </text:list>
      <text:p text:style-name="P5"/>
      <text:p text:style-name="P5"><text:soft-page-break/><text:span text:style-name="T6">Fluxo</text:span><text:span text:style-name="T6"> </text:span><text:span text:style-name="T6">Alternativo</text:span><text:span text:style-name="T6">:</text:span></text:p>
      <text:p text:style-name="P9"/>
      <text:list xml:id="list3706069394258301602" text:style-name="LS21">
        <text:list-item>
          <text:p text:style-name="P61">O ator busca o usuário pelo número de matrícula</text:p>
        </text:list-item>
        <text:list-item>
          <text:p text:style-name="P61">Caso o usuário não esteja cadastro</text:p>
          <text:list>
            <text:list-item>
              <text:p text:style-name="P61">O sistema informa que não esta cadastrado </text:p>
            </text:list-item>
          </text:list>
        </text:list-item>
      </text:list>
      <text:p text:style-name="P9"/>
      <text:p text:style-name="P6"><text:span text:style-name="T6">UC</text:span><text:span text:style-name="T6"> 05 - </text:span><text:span text:style-name="T6">Gerenciar</text:span><text:span text:style-name="T6"> </text:span><text:span text:style-name="T6">Setor</text:span></text:p>
      <text:p text:style-name="P13"/>
      <text:p text:style-name="P7"><text:span text:style-name="T6">Ator</text:span><text:span text:style-name="T6">:</text:span> Funcionário </text:p>
      <text:p text:style-name="P7"><text:span text:style-name="T6">Pré</text:span><text:span text:style-name="T6"> </text:span><text:span text:style-name="T6">condição</text:span><text:span text:style-name="T6">:</text:span> <text:s/>Está devidamente logado.</text:p>
      <text:p text:style-name="P7"><text:span text:style-name="T6">Pós</text:span><text:span text:style-name="T6"> </text:span><text:span text:style-name="T6">condição</text:span><text:span text:style-name="T6">:</text:span> Mensagem de confirmação da solicitação</text:p>
      <text:p text:style-name="P10"/>
      <text:p text:style-name="P7"><text:span text:style-name="T6">Fluxo</text:span><text:span text:style-name="T6"> </text:span><text:span text:style-name="T6">Básico</text:span><text:span text:style-name="T6">: </text:span></text:p>
      <text:p text:style-name="P10"/>
      <text:list xml:id="list4551230567308134146" text:style-name="LS22">
        <text:list-item>
          <text:p text:style-name="P62">O ator acessa a área de gerenciamento de setor.</text:p>
        </text:list-item>
        <text:list-item>
          <text:p text:style-name="P62">Seleciona a opção:</text:p>
          <text:list>
            <text:list-item>
              <text:p text:style-name="P62">Cadastro de setor [Subfluxo I - Cadastro de setor] </text:p>
            </text:list-item>
            <text:list-item>
              <text:p text:style-name="P62">Editar cadastro de setor [Subfluxo II - Editar cadastro de setor] </text:p>
            </text:list-item>
            <text:list-item>
              <text:p text:style-name="P62">Deletar setor [Subfluxo III - Deletar setor] </text:p>
            </text:list-item>
            <text:list-item>
              <text:p text:style-name="P62">Listar setores [Subfluxo IV - Listar setores]</text:p>
            </text:list-item>
          </text:list>
        </text:list-item>
      </text:list>
      <text:p text:style-name="P26"/>
      <text:p text:style-name="P5"><text:span text:style-name="T6">[</text:span><text:span text:style-name="T6">Subfluxo</text:span><text:span text:style-name="T6"> </text:span><text:span text:style-name="T6">I</text:span><text:span text:style-name="T6"> - </text:span><text:span text:style-name="T6">Cadastro</text:span><text:span text:style-name="T6"> </text:span><text:span text:style-name="T6">de</text:span><text:span text:style-name="T6"> </text:span><text:span text:style-name="T6">setor</text:span><text:span text:style-name="T6">]</text:span></text:p>
      <text:p text:style-name="P9"/>
      <text:list xml:id="list7698844930326322888" text:style-name="LS23">
        <text:list-item>
          <text:p text:style-name="P63">O ator preenche os campos <text:span text:style-name="T6">(</text:span><text:span text:style-name="T6">APÉNDICE</text:span><text:span text:style-name="T6"> </text:span><text:span text:style-name="T6">E</text:span><text:span text:style-name="T6">)</text:span></text:p>
        </text:list-item>
        <text:list-item>
          <text:p text:style-name="P63">Seleciona a opção salvar</text:p>
        </text:list-item>
      </text:list>
      <text:p text:style-name="P5"/>
      <text:p text:style-name="P5"><text:span text:style-name="T6">[</text:span><text:span text:style-name="T6">Subfluxo</text:span><text:span text:style-name="T6"> </text:span><text:span text:style-name="T6">II</text:span><text:span text:style-name="T6"> - </text:span><text:span text:style-name="T6">Editar</text:span><text:span text:style-name="T6"> </text:span><text:span text:style-name="T6">cadastro</text:span><text:span text:style-name="T6"> </text:span><text:span text:style-name="T6">de</text:span><text:span text:style-name="T6"> </text:span><text:span text:style-name="T6">setor</text:span><text:span text:style-name="T6">]</text:span></text:p>
      <text:p text:style-name="P9"/>
      <text:list xml:id="list6779696954188401755" text:style-name="LS24">
        <text:list-item>
          <text:p text:style-name="P64">O ator seleciona o setor que deseja editar</text:p>
        </text:list-item>
        <text:list-item>
          <text:p text:style-name="P64">Modifica os campos(<text:span text:style-name="T6">APÉNDICE</text:span><text:span text:style-name="T6"> </text:span><text:span text:style-name="T6">E</text:span>) que desejar</text:p>
        </text:list-item>
        <text:list-item>
          <text:p text:style-name="P64">O ator seleciona a opção atualizar.</text:p>
        </text:list-item>
      </text:list>
      <text:p text:style-name="P5"/>
      <text:p text:style-name="P20"><text:span text:style-name="T6">[</text:span><text:span text:style-name="T6">Subfluxo</text:span><text:span text:style-name="T6"> </text:span><text:span text:style-name="T6">III</text:span><text:span text:style-name="T6"> - </text:span><text:span text:style-name="T6">Deletar</text:span><text:span text:style-name="T6"> </text:span><text:span text:style-name="T6">setor</text:span><text:span text:style-name="T6">]</text:span></text:p>
      <text:p text:style-name="P29"/>
      <text:list xml:id="list5592200383525109701" text:style-name="LS25">
        <text:list-item>
          <text:p text:style-name="P65">O ator seleciona o setor.</text:p>
        </text:list-item>
        <text:list-item>
          <text:p text:style-name="P65">Caso o ator não selecione a opção de deletar.</text:p>
        </text:list-item>
        <text:list-item>
          <text:p text:style-name="P65">O sistema informa que é necessário que se selecione um setor a ser deletar.</text:p>
        </text:list-item>
        <text:list-item>
          <text:p text:style-name="P65">Seleciona a opção deletar</text:p>
        </text:list-item>
        <text:list-item>
          <text:p text:style-name="P65">Confirma à ação de deletar</text:p>
          <text:list>
            <text:list-item>
              <text:p text:style-name="P65">CASO Sim: O sistema deletará os dados do setor no sistema.</text:p>
            </text:list-item>
            <text:list-item>
              <text:p text:style-name="P65">CASO Não: O sistema permanecerá com o dados do setor cadastrado no sistema.</text:p>
            </text:list-item>
          </text:list>
        </text:list-item>
      </text:list>
      <text:p text:style-name="P5"><text:tab/></text:p>
      <text:p text:style-name="P20"><text:span text:style-name="T6">[</text:span><text:span text:style-name="T6">Subfluxo</text:span><text:span text:style-name="T6"> </text:span><text:span text:style-name="T6">IV</text:span><text:span text:style-name="T6"> - </text:span><text:span text:style-name="T6">Listar</text:span><text:span text:style-name="T6"> </text:span><text:span text:style-name="T6">setor</text:span><text:span text:style-name="T6">]</text:span></text:p>
      <text:p text:style-name="P29"/>
      <text:list xml:id="list5557910506532463484" text:style-name="LS26">
        <text:list-item>
          <text:p text:style-name="P66">O ator seleciona a opção de listar setor.</text:p>
        </text:list-item>
        <text:list-item>
          <text:p text:style-name="P66">É exibida a lista de sala.</text:p>
        </text:list-item>
      </text:list>
      <text:p text:style-name="P5"><text:soft-page-break/></text:p>
      <text:p text:style-name="P5"><text:span text:style-name="T6">Fluxo</text:span><text:span text:style-name="T6"> </text:span><text:span text:style-name="T6">Alternativo</text:span><text:span text:style-name="T6">:</text:span></text:p>
      <text:p text:style-name="P10"/>
      <text:list xml:id="list516696263710279132" text:style-name="LS27">
        <text:list-item>
          <text:p text:style-name="P67">O ator acessa a área de gerenciamento de setor.</text:p>
        </text:list-item>
        <text:list-item>
          <text:p text:style-name="P67">Seleciona a opção:</text:p>
        </text:list-item>
      </text:list>
      <text:list xml:id="list2023393183" text:continue-list="list4551230567308134146" text:style-name="LS22">
        <text:list-item>
          <text:list>
            <text:list-item>
              <text:p text:style-name="P62">Cadastro de setor [Subfluxo I - Cadastro de setor] </text:p>
            </text:list-item>
            <text:list-item>
              <text:p text:style-name="P62">Editar cadastro de setor [Subfluxo II - Editar cadastro de setor] </text:p>
            </text:list-item>
            <text:list-item>
              <text:p text:style-name="P62">Deletar setor [Subfluxo III - Deletar setor] </text:p>
            </text:list-item>
            <text:list-item>
              <text:p text:style-name="P62">Listar setores [Subfluxo IV - Listar setores]</text:p>
            </text:list-item>
          </text:list>
        </text:list-item>
      </text:list>
      <text:p text:style-name="P26"/>
      <text:p text:style-name="P5"><text:span text:style-name="T6">[</text:span><text:span text:style-name="T6">Subfluxo</text:span><text:span text:style-name="T6"> </text:span><text:span text:style-name="T6">I</text:span><text:span text:style-name="T6"> - </text:span><text:span text:style-name="T6">Cadastro</text:span><text:span text:style-name="T6"> </text:span><text:span text:style-name="T6">de</text:span><text:span text:style-name="T6"> </text:span><text:span text:style-name="T6">setor</text:span><text:span text:style-name="T6">]</text:span></text:p>
      <text:p text:style-name="P9"/>
      <text:list xml:id="list3577130520714856149" text:style-name="LS28">
        <text:list-item>
          <text:p text:style-name="P68">O ator preenche os campos <text:span text:style-name="T6">(</text:span><text:span text:style-name="T6">APÉNDICE</text:span><text:span text:style-name="T6"> </text:span><text:span text:style-name="T6">E</text:span><text:span text:style-name="T6">)</text:span></text:p>
        </text:list-item>
        <text:list-item>
          <text:p text:style-name="P68">Caso o ator preencha algum campo incorretamente (conforme o <text:span text:style-name="T6">APÉNDICE</text:span><text:span text:style-name="T6"> </text:span><text:span text:style-name="T6">E</text:span>).</text:p>
        </text:list-item>
        <text:list-item>
          <text:p text:style-name="P68">O sistema informará ao ator que há campos preenchidos incorretamente.</text:p>
        </text:list-item>
        <text:list-item>
          <text:p text:style-name="P68">O ator preenche-os corretamente.</text:p>
        </text:list-item>
        <text:list-item>
          <text:p text:style-name="P68">Seleciona a opção salvar</text:p>
        </text:list-item>
      </text:list>
      <text:p text:style-name="P5"/>
      <text:p text:style-name="P5"><text:span text:style-name="T6">[</text:span><text:span text:style-name="T6">Subfluxo</text:span><text:span text:style-name="T6"> </text:span><text:span text:style-name="T6">II</text:span><text:span text:style-name="T6"> - </text:span><text:span text:style-name="T6">Editar</text:span><text:span text:style-name="T6"> </text:span><text:span text:style-name="T6">cadastro</text:span><text:span text:style-name="T6"> </text:span><text:span text:style-name="T6">de</text:span><text:span text:style-name="T6"> </text:span><text:span text:style-name="T6">setor</text:span><text:span text:style-name="T6">]</text:span></text:p>
      <text:p text:style-name="P9"/>
      <text:list xml:id="list823420090802586324" text:style-name="LS29">
        <text:list-item>
          <text:p text:style-name="P69">O ator seleciona o setor que deseja editar</text:p>
        </text:list-item>
        <text:list-item>
          <text:p text:style-name="P69">Modifica os campos(<text:span text:style-name="T6">APÉNDICE</text:span><text:span text:style-name="T6"> </text:span><text:span text:style-name="T6">E</text:span>) que desejar</text:p>
        </text:list-item>
        <text:list-item>
          <text:p text:style-name="P69">Caso o ator preencha algum campo incorretamente (conforme o <text:span text:style-name="T6">APÉNDICE</text:span><text:span text:style-name="T6"> </text:span><text:span text:style-name="T6">E</text:span>).</text:p>
        </text:list-item>
        <text:list-item>
          <text:p text:style-name="P69">O ator preenche-os corretamente.</text:p>
        </text:list-item>
        <text:list-item>
          <text:p text:style-name="P69">O ator seleciona a opção atualizar.</text:p>
        </text:list-item>
      </text:list>
      <text:p text:style-name="P5"/>
      <text:p text:style-name="P5"><text:span text:style-name="T6">[</text:span><text:span text:style-name="T6">Subfluxo</text:span><text:span text:style-name="T6"> </text:span><text:span text:style-name="T6">III</text:span><text:span text:style-name="T6"> - </text:span><text:span text:style-name="T6">Deletar</text:span><text:span text:style-name="T6"> </text:span><text:span text:style-name="T6">setor</text:span><text:span text:style-name="T6">]</text:span></text:p>
      <text:p text:style-name="P29"/>
      <text:list xml:id="list3532717248254144366" text:style-name="LS30">
        <text:list-item>
          <text:p text:style-name="P70">O ator seleciona o setor.</text:p>
        </text:list-item>
        <text:list-item>
          <text:p text:style-name="P70">Seleciona a opção deletar</text:p>
        </text:list-item>
        <text:list-item>
          <text:p text:style-name="P70">Confirma à ação de deletar</text:p>
        </text:list-item>
      </text:list>
      <text:p text:style-name="P5"><text:tab/></text:p>
      <text:p text:style-name="P5"><text:span text:style-name="T6">[</text:span><text:span text:style-name="T6">Subfluxo</text:span><text:span text:style-name="T6"> </text:span><text:span text:style-name="T6">IV</text:span><text:span text:style-name="T6"> - </text:span><text:span text:style-name="T6">Listar</text:span><text:span text:style-name="T6"> </text:span><text:span text:style-name="T6">setor</text:span><text:span text:style-name="T6">]</text:span></text:p>
      <text:p text:style-name="P29"/>
      <text:list xml:id="list5994720663637223844" text:style-name="LS31">
        <text:list-item>
          <text:p text:style-name="P71">O ator seleciona a opção de listar setor.</text:p>
        </text:list-item>
        <text:list-item>
          <text:p text:style-name="P71">Caso não haja setor cadastrado </text:p>
          <text:list>
            <text:list-item>
              <text:p text:style-name="P71">O sistema mostra mensagem que não há setor cadastrado</text:p>
            </text:list-item>
          </text:list>
        </text:list-item>
        <text:list-item>
          <text:p text:style-name="P71">Caso contrário é exibida a lista de sala.</text:p>
        </text:list-item>
      </text:list>
      <text:p text:style-name="P5"/>
      <text:p text:style-name="P5"/>
      <text:p text:style-name="P6"><text:span text:style-name="T6">U</text:span><text:span text:style-name="T6">C</text:span><text:span text:style-name="T6"> 06 – </text:span><text:span text:style-name="T6">Enviar</text:span><text:span text:style-name="T6"> </text:span><text:span text:style-name="T6">Feedback</text:span></text:p>
      <text:p text:style-name="P7"/>
      <text:p text:style-name="P7"><text:span text:style-name="T6">Ator</text:span><text:span text:style-name="T6">:</text:span> Sistema</text:p>
      <text:p text:style-name="P7"><text:span text:style-name="T6">Pré</text:span><text:span text:style-name="T6"> </text:span><text:span text:style-name="T6">condição</text:span><text:span text:style-name="T6">:</text:span> Existir resposta a uma solicitação de reserva.</text:p>
      <text:p text:style-name="P7"><text:span text:style-name="T6">Pós</text:span><text:span text:style-name="T6"> </text:span><text:span text:style-name="T6">condição</text:span><text:span text:style-name="T6">:</text:span> Envio de e-mail com resposta da solicitação da reserva requisitada.</text:p>
      <text:p text:style-name="P5"/>
      <text:p text:style-name="P5"><text:soft-page-break/></text:p>
      <text:p text:style-name="P7"><text:span text:style-name="T6">Fluxo</text:span><text:span text:style-name="T6"> </text:span><text:span text:style-name="T6">Básico</text:span><text:span text:style-name="T6">: </text:span></text:p>
      <text:p text:style-name="P10"/>
      <text:list xml:id="list6705509759242094580" text:style-name="LS32">
        <text:list-item>
          <text:p text:style-name="P39">O sistema busca o email do requerente da reserva.</text:p>
        </text:list-item>
        <text:list-item>
          <text:p text:style-name="P39">O sistema envia o status da reserva ao email do requerente.</text:p>
        </text:list-item>
      </text:list>
      <text:p text:style-name="P7"/>
      <text:p text:style-name="P6"><text:span text:style-name="T6">UC</text:span><text:span text:style-name="T6"> 07 <text:s/>- </text:span><text:span text:style-name="T6">Enviar</text:span><text:span text:style-name="T6"> </text:span><text:span text:style-name="T6">Alerta</text:span></text:p>
      <text:p text:style-name="P10"/>
      <text:p text:style-name="P7"><text:span text:style-name="T6">Ator</text:span><text:span text:style-name="T6">:</text:span> Sistema</text:p>
      <text:p text:style-name="P7"><text:span text:style-name="T6">Pré</text:span><text:span text:style-name="T6"> </text:span><text:span text:style-name="T6">condição</text:span><text:span text:style-name="T6">: </text:span>O usuário ter efetuado uma Solicitação de reserva de sala.</text:p>
      <text:p text:style-name="P7"><text:span text:style-name="T6">Pós</text:span><text:span text:style-name="T6"> </text:span><text:span text:style-name="T6">condição</text:span><text:span text:style-name="T6">: </text:span>Envio do email de alerta de nova solicitação. </text:p>
      <text:p text:style-name="P10"/>
      <text:p text:style-name="P7"><text:span text:style-name="T6">Fluxo</text:span><text:span text:style-name="T6"> </text:span><text:span text:style-name="T6">Básico</text:span><text:span text:style-name="T6">: </text:span></text:p>
      <text:list xml:id="list4778407545724435699" text:style-name="LS33">
        <text:list-item>
          <text:p text:style-name="P40">O sistema verifica se há uma nova solicitação de reserva de sala</text:p>
        </text:list-item>
        <text:list-item>
          <text:p text:style-name="P40">O sistema envia um e-mail para uma lista de<text:span text:style-name="T7"> </text:span>funcionários, previamente cadastrados, informando que há uma nova solicitação de reserva.</text:p>
        </text:list-item>
      </text:list>
      <text:p text:style-name="P9"/>
      <text:p text:style-name="P6"><text:span text:style-name="T6">UC</text:span><text:span text:style-name="T6"> 08 <text:s/>- </text:span><text:span text:style-name="T6">Visualiza</text:span><text:span text:style-name="T6"> </text:span><text:span text:style-name="T6">disponibilidade</text:span><text:span text:style-name="T6"> </text:span><text:span text:style-name="T6">de</text:span><text:span text:style-name="T6"> </text:span><text:span text:style-name="T6">sala</text:span></text:p>
      <text:p text:style-name="P11"/>
      <text:p text:style-name="P7"><text:span text:style-name="T6">Ator</text:span><text:span text:style-name="T6">:</text:span> Usuário</text:p>
      <text:p text:style-name="P7"><text:span text:style-name="T6">Pré</text:span><text:span text:style-name="T6"> </text:span><text:span text:style-name="T6">condição</text:span><text:span text:style-name="T6">:</text:span> Existir sala cadastrada no sistema.</text:p>
      <text:p text:style-name="P7"><text:span text:style-name="T6">Pós</text:span><text:span text:style-name="T6"> </text:span><text:span text:style-name="T6">condição</text:span><text:span text:style-name="T6">:</text:span> Exibição da disponibilidade das salas.</text:p>
      <text:p text:style-name="P10"/>
      <text:p text:style-name="P7"><text:span text:style-name="T6">Fluxo</text:span><text:span text:style-name="T6"> </text:span><text:span text:style-name="T6">Básico</text:span><text:span text:style-name="T6">: </text:span></text:p>
      <text:p text:style-name="P10"/>
      <text:list xml:id="list5470450104443045364" text:style-name="LS34">
        <text:list-item>
          <text:p text:style-name="P72">Acessa aréa de visualização de sala.</text:p>
        </text:list-item>
      </text:list>
      <text:p text:style-name="P9"/>
      <text:p text:style-name="P6"><text:span text:style-name="T6">UC</text:span><text:span text:style-name="T6"> 09 - </text:span><text:span text:style-name="T6">Realizar</text:span><text:span text:style-name="T6"> </text:span><text:span text:style-name="T6">Login</text:span></text:p>
      <text:p text:style-name="P10"/>
      <text:p text:style-name="P7"><text:span text:style-name="T6">Ator</text:span><text:span text:style-name="T6">:</text:span> Usuário</text:p>
      <text:p text:style-name="P7"><text:span text:style-name="T6">Pré</text:span><text:span text:style-name="T6"> </text:span><text:span text:style-name="T6">condição</text:span><text:span text:style-name="T6">:</text:span> Acessar o sistema.</text:p>
      <text:p text:style-name="P7"><text:span text:style-name="T6">Pós</text:span><text:span text:style-name="T6"> </text:span><text:span text:style-name="T6">condição</text:span><text:span text:style-name="T6">:</text:span> Conectar no sistema</text:p>
      <text:p text:style-name="P10"/>
      <text:p text:style-name="P7"><text:span text:style-name="T6">Fluxo</text:span><text:span text:style-name="T6"> </text:span><text:span text:style-name="T6">Básico</text:span><text:span text:style-name="T6">: </text:span></text:p>
      <text:p text:style-name="P7"/>
      <text:list xml:id="list8144447436273219238" text:style-name="LS35">
        <text:list-item>
          <text:p text:style-name="P41">Preenche os campos(<text:span text:style-name="T6">APÉNDICE</text:span><text:span text:style-name="T6"> </text:span><text:span text:style-name="T6">F</text:span>).</text:p>
        </text:list-item>
        <text:list-item>
          <text:p text:style-name="P41">O ator seleciona <text:s/>a opção de entrar.</text:p>
        </text:list-item>
      </text:list>
      <text:p text:style-name="P5"/>
      <text:p text:style-name="P5"><text:span text:style-name="T6">Fluxo</text:span><text:span text:style-name="T6"> </text:span><text:span text:style-name="T6">Alternativo</text:span><text:span text:style-name="T6">:</text:span></text:p>
      <text:p text:style-name="P7"/>
      <text:list xml:id="list8462379152765105200" text:style-name="LS36">
        <text:list-item>
          <text:p text:style-name="P42">Preenche os campos(<text:span text:style-name="T6">APÉNDICE</text:span><text:span text:style-name="T6"> </text:span><text:span text:style-name="T6">F</text:span>).</text:p>
        </text:list-item>
        <text:list-item>
          <text:p text:style-name="P42">Caso o ator preencha algum campo incorreto(conforme <text:span text:style-name="T6">APÉNDICE</text:span><text:span text:style-name="T6"> </text:span><text:span text:style-name="T6">F</text:span>).</text:p>
        </text:list-item>
        <text:list-item>
          <text:p text:style-name="P42">O sistema informa que há campo incorreto</text:p>
        </text:list-item>
        <text:list-item>
          <text:p text:style-name="P42">Caso o ator digite informações incorretas</text:p>
        </text:list-item>
        <text:list-item>
          <text:p text:style-name="P42">O sistema informa que a credencial está incorreta</text:p>
        </text:list-item>
        <text:list-item>
          <text:p text:style-name="P42">O ator preenche os campos corretamente.</text:p>
        </text:list-item>
        <text:list-item>
          <text:p text:style-name="P42"><text:soft-page-break/>Seleciona a opção de entrar.</text:p>
        </text:list-item>
      </text:list>
      <text:p text:style-name="P5"/>
      <text:p text:style-name="P5"/>
      <text:p text:style-name="P6"><text:span text:style-name="T6">UC</text:span><text:span text:style-name="T6"> 10 - </text:span><text:span text:style-name="T6">Realizar</text:span><text:span text:style-name="T6"> </text:span><text:span text:style-name="T6">Logout</text:span></text:p>
      <text:p text:style-name="P10"/>
      <text:p text:style-name="P7"><text:span text:style-name="T6">Ator</text:span><text:span text:style-name="T6">:</text:span> Usuário</text:p>
      <text:p text:style-name="P7"><text:span text:style-name="T6">Pré</text:span><text:span text:style-name="T6"> </text:span><text:span text:style-name="T6">condição</text:span><text:span text:style-name="T6">: </text:span>Estar logado no sistema. </text:p>
      <text:p text:style-name="P7"><text:span text:style-name="T6">Pós</text:span><text:span text:style-name="T6"> </text:span><text:span text:style-name="T6">condição</text:span><text:span text:style-name="T6">:</text:span> Desconectar do sistema.</text:p>
      <text:p text:style-name="P10"/>
      <text:p text:style-name="P7"><text:span text:style-name="T6">Fluxo</text:span><text:span text:style-name="T6"> </text:span><text:span text:style-name="T6">Básico</text:span><text:span text:style-name="T6">: </text:span></text:p>
      <text:p text:style-name="P7"/>
      <text:list xml:id="list1043075933806289387" text:style-name="LS37">
        <text:list-item>
          <text:p text:style-name="P73">Selecione a opção de logout.</text:p>
        </text:list-item>
      </text:list>
      <text:p text:style-name="P7"/>
      <text:p text:style-name="P5"/>
      <text:p text:style-name="P5"/>
      <text:p text:style-name="P14"/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5"/>
      <text:p text:style-name="P16"/>
      <text:p text:style-name="P16"/>
      <text:p text:style-name="P16"/>
      <text:p text:style-name="P80"/>
      <text:p text:style-name="P80"/>
      <text:p text:style-name="P16"><text:soft-page-break/>APÉNDICES</text:p>
      <text:p text:style-name="P9"/>
      <text:p text:style-name="P9"/>
      <text:p text:style-name="P5"><text:span text:style-name="T6">APÉNDICE</text:span><text:span text:style-name="T6"> </text:span><text:span text:style-name="T6">A</text:span><text:span text:style-name="T6"> - </text:span><text:span text:style-name="T6">UC</text:span><text:span text:style-name="T6"> 02 - </text:span><text:span text:style-name="T6">Gerenciar</text:span><text:span text:style-name="T6"> </text:span><text:span text:style-name="T6">Sala</text:span></text:p>
      <text:p text:style-name="P9"/>
      <text:list xml:id="list1908408524975023027" text:style-name="LS38">
        <text:list-item>
          <text:p text:style-name="P43"><text:span text:style-name="T6">Nome</text:span><text:span text:style-name="T6">:</text:span> Alfanumérico com no máximo 100 caracteres e não pode ser vázio.</text:p>
        </text:list-item>
        <text:list-item>
          <text:p text:style-name="P43"><text:span text:style-name="T6">Email</text:span><text:span text:style-name="T6">:</text:span> Email com no máximo 60 caracteres, não pode ser vázio.</text:p>
        </text:list-item>
        <text:list-item>
          <text:p text:style-name="P43"><text:span text:style-name="T6">Senha</text:span><text:span text:style-name="T6">:</text:span> Alfanumérico com no mínimo 8 <text:s/>e no máximo 12 caracteres.</text:p>
        </text:list-item>
        <text:list-item>
          <text:p text:style-name="P43"><text:span text:style-name="T6">Número</text:span><text:span text:style-name="T6"> </text:span><text:span text:style-name="T6">de</text:span><text:span text:style-name="T6"> </text:span><text:span text:style-name="T6">Cadastro</text:span><text:span text:style-name="T6">:</text:span> Campo númerico com no máximo 20 algarismos.</text:p>
        </text:list-item>
        <text:list-item>
          <text:p text:style-name="P43"><text:span text:style-name="T6">Tipo</text:span><text:span text:style-name="T6">:</text:span> Alfabético com no máximo 45 caracteres.</text:p>
        </text:list-item>
      </text:list>
      <text:p text:style-name="P7"/>
      <text:p text:style-name="P5"><text:span text:style-name="T6">APÉNDICE</text:span><text:span text:style-name="T6"> </text:span><text:span text:style-name="T6">B</text:span><text:span text:style-name="T6"> - </text:span><text:span text:style-name="T6">UC</text:span><text:span text:style-name="T6"> 01 - </text:span><text:span text:style-name="T6">Gerenciar</text:span><text:span text:style-name="T6"> </text:span><text:span text:style-name="T6">Usuário</text:span></text:p>
      <text:p text:style-name="P9"/>
      <text:list xml:id="list158" text:style-name="LS38">
        <text:list-item>
          <text:p text:style-name="P43"><text:span text:style-name="T6">Nome</text:span><text:span text:style-name="T6">:</text:span> Alfanumérico com no máximo 100 caracteres e não pode ser vázio.</text:p>
        </text:list-item>
        <text:list-item>
          <text:p text:style-name="P43"><text:span text:style-name="T6">Quadro</text:span><text:span text:style-name="T6">: </text:span>Boolean, não pode ser vázio.</text:p>
        </text:list-item>
        <text:list-item>
          <text:p text:style-name="P43"><text:span text:style-name="T6">Retroprojetor</text:span><text:span text:style-name="T6">:</text:span> Boolean, não pode ser vázio.</text:p>
        </text:list-item>
        <text:list-item>
          <text:p text:style-name="P43"><text:span text:style-name="T6">Multimídia</text:span><text:span text:style-name="T6">:</text:span> Boolean, não pode ser vázio.</text:p>
        </text:list-item>
        <text:list-item>
          <text:p text:style-name="P43"><text:span text:style-name="T6">Tipo</text:span><text:span text:style-name="T6">:</text:span> Alfanumérico com no máximo 60 caracteres e não pode ser vázio.</text:p>
        </text:list-item>
        <text:list-item>
          <text:p text:style-name="P43"><text:span text:style-name="T6">Ar</text:span><text:span text:style-name="T6"> </text:span><text:span text:style-name="T6">condicionado</text:span><text:span text:style-name="T6">: </text:span>Boolean, não pode ser vázio.</text:p>
        </text:list-item>
        <text:list-item>
          <text:p text:style-name="P43"><text:span text:style-name="T6">Computadores</text:span><text:span text:style-name="T6">: </text:span>Inteiro.</text:p>
        </text:list-item>
        <text:list-item>
          <text:p text:style-name="P43"><text:span text:style-name="T6">Capacidade</text:span><text:span text:style-name="T6">: </text:span>Inteiro.</text:p>
        </text:list-item>
      </text:list>
      <text:p text:style-name="P7"/>
      <text:p text:style-name="P5"><text:span text:style-name="T6">APÉNDICE</text:span><text:span text:style-name="T6"> </text:span><text:span text:style-name="T6">C</text:span><text:span text:style-name="T6"> - </text:span><text:span text:style-name="T6">UC</text:span><text:span text:style-name="T6"> 03 - </text:span><text:span text:style-name="T6">Reserva</text:span><text:span text:style-name="T6"> </text:span><text:span text:style-name="T6">de</text:span><text:span text:style-name="T6"> </text:span><text:span text:style-name="T6">Sala</text:span></text:p>
      <text:p text:style-name="P9"/>
      <text:list xml:id="list7846136010783630262" text:style-name="LS39">
        <text:list-item>
          <text:p text:style-name="P74"><text:span text:style-name="T6">Sala</text:span><text:span text:style-name="T6">:</text:span> Nome da sala pré-cadastrada.</text:p>
        </text:list-item>
        <text:list-item>
          <text:p text:style-name="P74"><text:span text:style-name="T6">Data</text:span><text:span text:style-name="T6"> </text:span><text:span text:style-name="T6">de</text:span><text:span text:style-name="T6"> </text:span><text:span text:style-name="T6">Início</text:span><text:span text:style-name="T6">: </text:span>Data no formato dia/mes/ano</text:p>
        </text:list-item>
        <text:list-item>
          <text:p text:style-name="P74"><text:span text:style-name="T6">Data</text:span><text:span text:style-name="T6"> </text:span><text:span text:style-name="T6">de</text:span><text:span text:style-name="T6"> </text:span><text:span text:style-name="T6">Fim</text:span><text:span text:style-name="T6">: </text:span>Data no formato dia/mes/ano, não podendo ser anterior a data de início.</text:p>
        </text:list-item>
        <text:list-item>
          <text:p text:style-name="P74"><text:span text:style-name="T6">Horário</text:span><text:span text:style-name="T6"> </text:span><text:span text:style-name="T6">de</text:span><text:span text:style-name="T6"> </text:span><text:span text:style-name="T6">Início</text:span><text:span text:style-name="T6">:</text:span> Hora no formato hora:min.</text:p>
        </text:list-item>
        <text:list-item>
          <text:p text:style-name="P74"><text:span text:style-name="T6">Horário</text:span><text:span text:style-name="T6"> </text:span><text:span text:style-name="T6">de</text:span><text:span text:style-name="T6"> </text:span><text:span text:style-name="T6">Termíno</text:span><text:span text:style-name="T6">: </text:span>Hora no formato hora:min, não podendo ser horário de inicio.</text:p>
        </text:list-item>
        <text:list-item>
          <text:p text:style-name="P74"><text:span text:style-name="T6">Responsável</text:span><text:span text:style-name="T6">:</text:span> Alfabético com no máximo 45 caracteres.</text:p>
        </text:list-item>
        <text:list-item>
          <text:p text:style-name="P74"><text:span text:style-name="T6">Reservado</text:span><text:span text:style-name="T6"> </text:span><text:span text:style-name="T6">para</text:span><text:span text:style-name="T6">:</text:span> Alfanúmerico com no máximo 256 caracteres.</text:p>
        </text:list-item>
        <text:list-item>
          <text:p text:style-name="P74"><text:span text:style-name="T6">Evento</text:span><text:span text:style-name="T6"> </text:span><text:span text:style-name="T6">Privado</text:span><text:span text:style-name="T6">:</text:span> Opção Sim ou Não.</text:p>
        </text:list-item>
        <text:list-item>
          <text:p text:style-name="P74"><text:span text:style-name="T6">Email</text:span><text:span text:style-name="T6">: </text:span>Alfanúmerico com no máximo 45 caracteres.</text:p>
        </text:list-item>
        <text:list-item>
          <text:p text:style-name="P74"><text:span text:style-name="T6">Telefone</text:span><text:span text:style-name="T6">:</text:span> No formato (xx)xxxx-xxxx.</text:p>
        </text:list-item>
        <text:list-item>
          <text:p text:style-name="P74"><text:span text:style-name="T6">Observação</text:span><text:span text:style-name="T6">: </text:span>Alfanúmerico com no máximo 256 caracteres.</text:p>
        </text:list-item>
      </text:list>
      <text:p text:style-name="P9"/>
      <text:p text:style-name="P5"><text:span text:style-name="T6">APÉNDICE</text:span><text:span text:style-name="T6"> </text:span><text:span text:style-name="T6">D</text:span><text:span text:style-name="T6"> - </text:span><text:span text:style-name="T6">UC</text:span><text:span text:style-name="T6"> 04 - </text:span><text:span text:style-name="T6">Reserva</text:span><text:span text:style-name="T6"> </text:span><text:span text:style-name="T6">Sala</text:span><text:span text:style-name="T6"> </text:span><text:span text:style-name="T6">por</text:span><text:span text:style-name="T6"> </text:span><text:span text:style-name="T6">Funcionário</text:span></text:p>
      <text:p text:style-name="P9"/>
      <text:list xml:id="list177" text:style-name="LS39">
        <text:list-item>
          <text:p text:style-name="P74"><text:span text:style-name="T6">Sala</text:span><text:span text:style-name="T6">:</text:span> Nome da sala pré-cadastrada.</text:p>
        </text:list-item>
        <text:list-item>
          <text:p text:style-name="P74"><text:span text:style-name="T6">Data</text:span><text:span text:style-name="T6"> </text:span><text:span text:style-name="T6">de</text:span><text:span text:style-name="T6"> </text:span><text:span text:style-name="T6">Início</text:span><text:span text:style-name="T6">: </text:span>Data no formato dia/mes/ano *</text:p>
        </text:list-item>
        <text:list-item>
          <text:p text:style-name="P74"><text:span text:style-name="T6">Data</text:span><text:span text:style-name="T6"> </text:span><text:span text:style-name="T6">de</text:span><text:span text:style-name="T6"> </text:span><text:span text:style-name="T6">Fim</text:span><text:span text:style-name="T6">: </text:span>Data no formato dia/mes/ano, não podendo ser anterior a data de início.*</text:p>
        </text:list-item>
        <text:list-item>
          <text:p text:style-name="P74"><text:span text:style-name="T6">Horário</text:span><text:span text:style-name="T6"> </text:span><text:span text:style-name="T6">de</text:span><text:span text:style-name="T6"> </text:span><text:span text:style-name="T6">Início</text:span><text:span text:style-name="T6">:</text:span> Hora no formato hora:min.**</text:p>
        </text:list-item>
        <text:list-item>
          <text:p text:style-name="P74"><text:span text:style-name="T6">Horário</text:span><text:span text:style-name="T6"> </text:span><text:span text:style-name="T6">de</text:span><text:span text:style-name="T6"> </text:span><text:span text:style-name="T6">Termíno</text:span><text:span text:style-name="T6">: </text:span>Hora no formato hora:min, não podendo ser horário de inicio.**</text:p>
        </text:list-item>
        <text:list-item>
          <text:p text:style-name="P74"><text:span text:style-name="T6">Responsável</text:span><text:span text:style-name="T6">:</text:span> Alfabético com no máximo 45 caracteres.*</text:p>
        </text:list-item>
        <text:list-item>
          <text:p text:style-name="P74"><text:span text:style-name="T6">Reservado</text:span><text:span text:style-name="T6"> </text:span><text:span text:style-name="T6">para</text:span><text:span text:style-name="T6">:</text:span> Alfanúmerico com no máximo 256 caracteres.*</text:p>
        </text:list-item>
        <text:list-item>
          <text:p text:style-name="P74"><text:soft-page-break/><text:span text:style-name="T6">Evento</text:span><text:span text:style-name="T6"> </text:span><text:span text:style-name="T6">Privado</text:span><text:span text:style-name="T6">:</text:span> Opção Sim ou Não.*</text:p>
        </text:list-item>
        <text:list-item>
          <text:p text:style-name="P74"><text:span text:style-name="T6">Email</text:span><text:span text:style-name="T6">: </text:span>Alfanúmerico com no máximo 45 caracteres.*</text:p>
        </text:list-item>
        <text:list-item>
          <text:p text:style-name="P74"><text:span text:style-name="T6">Telefone</text:span><text:span text:style-name="T6">:</text:span> No formato (xx)xxxx-xxxx.*</text:p>
        </text:list-item>
        <text:list-item>
          <text:p text:style-name="P74"><text:span text:style-name="T6">Observação</text:span><text:span text:style-name="T6">: </text:span>Alfanúmerico com no máximo 256 caracteres.*</text:p>
        </text:list-item>
      </text:list>
      <text:p text:style-name="P7"/>
      <text:p text:style-name="P5"/>
      <text:p text:style-name="P5"><text:span text:style-name="T6">APÉNDICE</text:span><text:span text:style-name="T6"> </text:span><text:span text:style-name="T6">E</text:span><text:span text:style-name="T6"> -</text:span> <text:span text:style-name="T6">UC</text:span><text:span text:style-name="T6"> 05 - </text:span><text:span text:style-name="T6">Gerenciar</text:span><text:span text:style-name="T6"> </text:span><text:span text:style-name="T6">Setor</text:span></text:p>
      <text:p text:style-name="P5"/>
      <text:list xml:id="list1202452609884703689" text:style-name="LS40">
        <text:list-item>
          <text:p text:style-name="P75"><text:span text:style-name="T6">Nome</text:span><text:span text:style-name="T6">:</text:span> Alfabético com no máximo 100 caracteres</text:p>
        </text:list-item>
        <text:list-item>
          <text:p text:style-name="P75"><text:span text:style-name="T6">Email</text:span><text:span text:style-name="T6"> </text:span><text:span text:style-name="T6">do</text:span><text:span text:style-name="T6"> </text:span><text:span text:style-name="T6">Responsável</text:span><text:span text:style-name="T6">:</text:span> Alfanumérico com no máximo 100 caracteres</text:p>
        </text:list-item>
      </text:list>
      <text:p text:style-name="P5"/>
      <text:p text:style-name="P5">* Campos ocultos pelo sistema.</text:p>
      <text:p text:style-name="P5">** Campo oculto preenchido na entrega da chave, pel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8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8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8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8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8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8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8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8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9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9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9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9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9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9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9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9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9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0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0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0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0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0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0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0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0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40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title/>
    <meta:initial-creator/>
    <dc:creator>Marcos Silva</dc:creator>
    <meta:editing-cycles>3</meta:editing-cycles>
    <dc:date>2013-07-09T20:40:49</dc:date>
    <meta:editing-duration>PT10S</meta:editing-duration>
    <meta:document-statistic meta:table-count="2" meta:image-count="0" meta:object-count="0" meta:page-count="13" meta:paragraph-count="306" meta:word-count="2218" meta:character-count="12642" meta:non-whitespace-character-count="10865"/>
  </office:meta>
</office:document-meta>
</file>